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89in" svg:y="0in">
            <draw:object draw:notify-on-update-of-ranges="Sheet1.A2:Sheet1.A10 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748in" svg:y="3.4331in">
            <draw:object draw:notify-on-update-of-ranges="Sheet1.A12:Sheet1.A17 Sheet1.B11:Sheet1.B11 Sheet1.B12:Sheet1.B17 Sheet1.C11:Sheet1.C11 Sheet1.C12:Sheet1.C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8669in" svg:y="6.8862in">
            <draw:object draw:notify-on-update-of-ranges="Sheet1.A19:Sheet1.A24 Sheet1.B18:Sheet1.B18 Sheet1.B19:Sheet1.B24 Sheet1.C18:Sheet1.C18 Sheet1.C19:Sheet1.C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8543in" svg:y="10.3988in">
            <draw:object draw:notify-on-update-of-ranges="Sheet1.A29:Sheet1.A34 Sheet1.B28:Sheet1.B28 Sheet1.B29:Sheet1.B34 Sheet1.C28:Sheet1.C28 Sheet1.C29:Sheet1.C34 Sheet1.D28:Sheet1.D28 Sheet1.D29:Sheet1.D34 Sheet1.E28:Sheet1.E28 Sheet1.E29:Sheet1.E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table:number-columns-repeated="2"/>
        </table:table-row>
        <table:table-row table:style-name="ro1">
          <table:table-cell office:value-type="string">
            <text:p>results10_10_1_10000_10</text:p>
          </table:table-cell>
          <table:table-cell office:value-type="float" office:value="1061.06">
            <text:p>1061.06</text:p>
          </table:table-cell>
          <table:table-cell office:value-type="float" office:value="1132.586576">
            <text:p>1132.586576</text:p>
          </table:table-cell>
          <table:table-cell table:number-columns-repeated="2"/>
        </table:table-row>
        <table:table-row table:style-name="ro1">
          <table:table-cell office:value-type="string">
            <text:p>results15_15_1_10000_10</text:p>
          </table:table-cell>
          <table:table-cell office:value-type="float" office:value="5666.312">
            <text:p>5666.312</text:p>
          </table:table-cell>
          <table:table-cell office:value-type="float" office:value="2669.955762">
            <text:p>2669.955762</text:p>
          </table:table-cell>
          <table:table-cell table:number-columns-repeated="2"/>
        </table:table-row>
        <table:table-row table:style-name="ro1">
          <table:table-cell office:value-type="string">
            <text:p>results20_20_1_10000_10</text:p>
          </table:table-cell>
          <table:table-cell office:value-type="float" office:value="6853">
            <text:p>6853</text:p>
          </table:table-cell>
          <table:table-cell office:value-type="float" office:value="2683.697832">
            <text:p>2683.697832</text:p>
          </table:table-cell>
          <table:table-cell table:number-columns-repeated="2"/>
        </table:table-row>
        <table:table-row table:style-name="ro1">
          <table:table-cell office:value-type="string">
            <text:p>results25_25_1_10000_10</text:p>
          </table:table-cell>
          <table:table-cell office:value-type="float" office:value="7450.84">
            <text:p>7450.84</text:p>
          </table:table-cell>
          <table:table-cell office:value-type="float" office:value="2737.132306">
            <text:p>2737.132306</text:p>
          </table:table-cell>
          <table:table-cell table:number-columns-repeated="2"/>
        </table:table-row>
        <table:table-row table:style-name="ro1">
          <table:table-cell office:value-type="string">
            <text:p>results30_30_1_10000_10</text:p>
          </table:table-cell>
          <table:table-cell office:value-type="float" office:value="6851.732">
            <text:p>6851.732</text:p>
          </table:table-cell>
          <table:table-cell office:value-type="float" office:value="2656.666929">
            <text:p>2656.666929</text:p>
          </table:table-cell>
          <table:table-cell table:number-columns-repeated="2"/>
        </table:table-row>
        <table:table-row table:style-name="ro1">
          <table:table-cell office:value-type="string">
            <text:p>results35_35_1_10000_10</text:p>
          </table:table-cell>
          <table:table-cell office:value-type="float" office:value="7611.806">
            <text:p>7611.806</text:p>
          </table:table-cell>
          <table:table-cell office:value-type="float" office:value="2680.573681">
            <text:p>2680.573681</text:p>
          </table:table-cell>
          <table:table-cell table:number-columns-repeated="2"/>
        </table:table-row>
        <table:table-row table:style-name="ro1">
          <table:table-cell office:value-type="string">
            <text:p>results40_40_1_10000_10</text:p>
          </table:table-cell>
          <table:table-cell office:value-type="float" office:value="6443.748">
            <text:p>6443.748</text:p>
          </table:table-cell>
          <table:table-cell office:value-type="float" office:value="2735.766887">
            <text:p>2735.766887</text:p>
          </table:table-cell>
          <table:table-cell table:number-columns-repeated="2"/>
        </table:table-row>
        <table:table-row table:style-name="ro1">
          <table:table-cell office:value-type="string">
            <text:p>results45_45_1_10000_10</text:p>
          </table:table-cell>
          <table:table-cell office:value-type="float" office:value="7644.616">
            <text:p>7644.616</text:p>
          </table:table-cell>
          <table:table-cell office:value-type="float" office:value="2757.557323">
            <text:p>2757.557323</text:p>
          </table:table-cell>
          <table:table-cell table:number-columns-repeated="2"/>
        </table:table-row>
        <table:table-row table:style-name="ro1">
          <table:table-cell office:value-type="string">
            <text:p>results50_50_1_10000_10</text:p>
          </table:table-cell>
          <table:table-cell office:value-type="float" office:value="6524.752">
            <text:p>6524.752</text:p>
          </table:table-cell>
          <table:table-cell office:value-type="float" office:value="2860.408897">
            <text:p>2860.408897</text:p>
          </table:table-cell>
          <table:table-cell table:number-columns-repeated="2"/>
        </table:table-row>
        <table:table-row table:style-name="ro1">
          <table:table-cell office:value-type="string">
            <text:p>Ru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table:number-columns-repeated="2"/>
        </table:table-row>
        <table:table-row table:style-name="ro1">
          <table:table-cell office:value-type="string">
            <text:p>results50_50_0_10000_1</text:p>
          </table:table-cell>
          <table:table-cell office:value-type="float" office:value="6.248">
            <text:p>6.248</text:p>
          </table:table-cell>
          <table:table-cell office:value-type="float" office:value="3.22529">
            <text:p>3.22529</text:p>
          </table:table-cell>
          <table:table-cell table:number-columns-repeated="2"/>
        </table:table-row>
        <table:table-row table:style-name="ro1">
          <table:table-cell office:value-type="string">
            <text:p>results50_50_0_10000_10</text:p>
          </table:table-cell>
          <table:table-cell office:value-type="float" office:value="9886.336">
            <text:p>9886.336</text:p>
          </table:table-cell>
          <table:table-cell office:value-type="float" office:value="742.102814">
            <text:p>742.102814</text:p>
          </table:table-cell>
          <table:table-cell table:number-columns-repeated="2"/>
        </table:table-row>
        <table:table-row table:style-name="ro1">
          <table:table-cell office:value-type="string">
            <text:p>results50_50_0_10000_20</text:p>
          </table:table-cell>
          <table:table-cell office:value-type="float" office:value="9771.748">
            <text:p>9771.748</text:p>
          </table:table-cell>
          <table:table-cell office:value-type="float" office:value="1104.612783">
            <text:p>1104.612783</text:p>
          </table:table-cell>
          <table:table-cell table:number-columns-repeated="2"/>
        </table:table-row>
        <table:table-row table:style-name="ro1">
          <table:table-cell office:value-type="string">
            <text:p>results50_50_0_10000_30</text:p>
          </table:table-cell>
          <table:table-cell office:value-type="float" office:value="9848.744">
            <text:p>9848.744</text:p>
          </table:table-cell>
          <table:table-cell office:value-type="float" office:value="933.992573">
            <text:p>933.992573</text:p>
          </table:table-cell>
          <table:table-cell table:number-columns-repeated="2"/>
        </table:table-row>
        <table:table-row table:style-name="ro1">
          <table:table-cell office:value-type="string">
            <text:p>results50_50_0_10000_40</text:p>
          </table:table-cell>
          <table:table-cell office:value-type="float" office:value="9854.798">
            <text:p>9854.798</text:p>
          </table:table-cell>
          <table:table-cell office:value-type="float" office:value="877.800935">
            <text:p>877.800935</text:p>
          </table:table-cell>
          <table:table-cell table:number-columns-repeated="2"/>
        </table:table-row>
        <table:table-row table:style-name="ro1">
          <table:table-cell office:value-type="string">
            <text:p>results50_50_0_10000_50</text:p>
          </table:table-cell>
          <table:table-cell office:value-type="float" office:value="9847.808">
            <text:p>9847.808</text:p>
          </table:table-cell>
          <table:table-cell office:value-type="float" office:value="812.848559">
            <text:p>812.848559</text:p>
          </table:table-cell>
          <table:table-cell table:number-columns-repeated="2"/>
        </table:table-row>
        <table:table-row table:style-name="ro1">
          <table:table-cell office:value-type="string">
            <text:p>Ru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table:number-columns-repeated="2"/>
        </table:table-row>
        <table:table-row table:style-name="ro1">
          <table:table-cell office:value-type="string">
            <text:p>results50_50_1_10000_1</text:p>
          </table:table-cell>
          <table:table-cell office:value-type="float" office:value="6764.498">
            <text:p>6764.498</text:p>
          </table:table-cell>
          <table:table-cell office:value-type="float" office:value="2818.557021">
            <text:p>2818.557021</text:p>
          </table:table-cell>
          <table:table-cell table:number-columns-repeated="2"/>
        </table:table-row>
        <table:table-row table:style-name="ro1">
          <table:table-cell office:value-type="string">
            <text:p>results50_50_1_10000_10</text:p>
          </table:table-cell>
          <table:table-cell office:value-type="float" office:value="6524.752">
            <text:p>6524.752</text:p>
          </table:table-cell>
          <table:table-cell office:value-type="float" office:value="2860.408897">
            <text:p>2860.408897</text:p>
          </table:table-cell>
          <table:table-cell table:number-columns-repeated="2"/>
        </table:table-row>
        <table:table-row table:style-name="ro1">
          <table:table-cell office:value-type="string">
            <text:p>results50_50_1_10000_20</text:p>
          </table:table-cell>
          <table:table-cell office:value-type="float" office:value="6568.242">
            <text:p>6568.242</text:p>
          </table:table-cell>
          <table:table-cell office:value-type="float" office:value="2779.715786">
            <text:p>2779.715786</text:p>
          </table:table-cell>
          <table:table-cell table:number-columns-repeated="2"/>
        </table:table-row>
        <table:table-row table:style-name="ro1">
          <table:table-cell office:value-type="string">
            <text:p>results50_50_1_10000_30</text:p>
          </table:table-cell>
          <table:table-cell office:value-type="float" office:value="6498.464">
            <text:p>6498.464</text:p>
          </table:table-cell>
          <table:table-cell office:value-type="float" office:value="2800.097598">
            <text:p>2800.097598</text:p>
          </table:table-cell>
          <table:table-cell table:number-columns-repeated="2"/>
        </table:table-row>
        <table:table-row table:style-name="ro1">
          <table:table-cell office:value-type="string">
            <text:p>results50_50_1_10000_40</text:p>
          </table:table-cell>
          <table:table-cell office:value-type="float" office:value="6730.796">
            <text:p>6730.796</text:p>
          </table:table-cell>
          <table:table-cell office:value-type="float" office:value="2751.210514">
            <text:p>2751.210514</text:p>
          </table:table-cell>
          <table:table-cell table:number-columns-repeated="2"/>
        </table:table-row>
        <table:table-row table:style-name="ro1">
          <table:table-cell office:value-type="string">
            <text:p>results50_50_1_10000_50</text:p>
          </table:table-cell>
          <table:table-cell office:value-type="float" office:value="6546.426">
            <text:p>6546.426</text:p>
          </table:table-cell>
          <table:table-cell office:value-type="float" office:value="2658.289416">
            <text:p>2658.289416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Initial Random Percent</text:p>
          </table:table-cell>
          <table:table-cell office:value-type="string">
            <text:p>Tron Mean</text:p>
          </table:table-cell>
          <table:table-cell office:value-type="string">
            <text:p>Tron STDEV</text:p>
          </table:table-cell>
          <table:table-cell office:value-type="string">
            <text:p>Critters Mean</text:p>
          </table:table-cell>
          <table:table-cell office:value-type="string">
            <text:p>Critters ST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64.498">
            <text:p>6764.498</text:p>
          </table:table-cell>
          <table:table-cell office:value-type="float" office:value="2818.557021">
            <text:p>2818.557021</text:p>
          </table:table-cell>
          <table:table-cell office:value-type="float" office:value="6.248">
            <text:p>6.248</text:p>
          </table:table-cell>
          <table:table-cell office:value-type="float" office:value="3.22529">
            <text:p>3.225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24.752">
            <text:p>6524.752</text:p>
          </table:table-cell>
          <table:table-cell office:value-type="float" office:value="2860.408897">
            <text:p>2860.408897</text:p>
          </table:table-cell>
          <table:table-cell office:value-type="float" office:value="9886.336">
            <text:p>9886.336</text:p>
          </table:table-cell>
          <table:table-cell office:value-type="float" office:value="742.102814">
            <text:p>742.1028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68.242">
            <text:p>6568.242</text:p>
          </table:table-cell>
          <table:table-cell office:value-type="float" office:value="2779.715786">
            <text:p>2779.715786</text:p>
          </table:table-cell>
          <table:table-cell office:value-type="float" office:value="9771.748">
            <text:p>9771.748</text:p>
          </table:table-cell>
          <table:table-cell office:value-type="float" office:value="1104.612783">
            <text:p>1104.6127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98.464">
            <text:p>6498.464</text:p>
          </table:table-cell>
          <table:table-cell office:value-type="float" office:value="2800.097598">
            <text:p>2800.097598</text:p>
          </table:table-cell>
          <table:table-cell office:value-type="float" office:value="9848.744">
            <text:p>9848.744</text:p>
          </table:table-cell>
          <table:table-cell office:value-type="float" office:value="933.992573">
            <text:p>933.9925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730.796">
            <text:p>6730.796</text:p>
          </table:table-cell>
          <table:table-cell office:value-type="float" office:value="2751.210514">
            <text:p>2751.210514</text:p>
          </table:table-cell>
          <table:table-cell office:value-type="float" office:value="9854.798">
            <text:p>9854.798</text:p>
          </table:table-cell>
          <table:table-cell office:value-type="float" office:value="877.800935">
            <text:p>877.8009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546.426">
            <text:p>6546.426</text:p>
          </table:table-cell>
          <table:table-cell office:value-type="float" office:value="2658.289416">
            <text:p>2658.289416</text:p>
          </table:table-cell>
          <table:table-cell office:value-type="float" office:value="9847.808">
            <text:p>9847.808</text:p>
          </table:table-cell>
          <table:table-cell office:value-type="float" office:value="812.848559">
            <text:p>812.84855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16:58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17:00:57</dc:date>
    <dc:creator>Caleb Robinson</dc:creator>
    <meta:generator>LibreOffice/3.6$Linux_X86_64 LibreOffice_project/360m1$Build-2</meta:generator>
    <meta:editing-duration>PT4M52S</meta:editing-duration>
    <meta:editing-cycles>6</meta:editing-cycles>
    <meta:document-statistic meta:table-count="1" meta:cell-count="1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Board Size</text:p>
        </chart:title>
        <chart:legend chart:legend-position="end" svg:x="13.492cm" svg:y="3.952cm" style:legend-expansion="high" chart:style-name="ch3"/>
        <chart:plot-area chart:style-name="ch4" table:cell-range-address="Sheet1.A1:Sheet1.C10" chart:data-source-has-labels="both" svg:x="0.77cm" svg:y="1.635cm" svg:width="12.082cm" svg:height="6.765cm">
          <chartooo:coordinate-region svg:x="2.768cm" svg:y="1.835cm" svg:width="8.085cm" svg:height="5.52cm"/>
          <chart:axis chart:dimension="x" chart:name="primary-x" chart:style-name="ch5" chartooo:axis-type="auto">
            <chartooo:date-scale/>
            <chart:categories table:cell-range-address="Sheet1.A2:Sheet1.A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line">
            <chart:data-point chart:repeated="9"/>
          </chart:series>
          <chart:series chart:style-name="ch8" chart:values-cell-range-address="Sheet1.C2:Sheet1.C10" chart:label-cell-address="Sheet1.C1:Sheet1.C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B1:Sheet1.B1</svg:desc>
                </draw:g>
              </table:table-cell>
              <table:table-cell office:value-type="string">
                <text:p>STDE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ults10_10_1_10000_10</text:p>
                <draw:g>
                  <svg:desc>Sheet1.A2:Sheet1.A10</svg:desc>
                </draw:g>
              </table:table-cell>
              <table:table-cell office:value-type="float" office:value="1061.06">
                <text:p>1061.06</text:p>
                <draw:g>
                  <svg:desc>Sheet1.B2:Sheet1.B10</svg:desc>
                </draw:g>
              </table:table-cell>
              <table:table-cell office:value-type="float" office:value="1132.586576">
                <text:p>1132.586576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results15_15_1_10000_10</text:p>
              </table:table-cell>
              <table:table-cell office:value-type="float" office:value="5666.312">
                <text:p>5666.312</text:p>
              </table:table-cell>
              <table:table-cell office:value-type="float" office:value="2669.955762">
                <text:p>2669.955762</text:p>
              </table:table-cell>
            </table:table-row>
            <table:table-row>
              <table:table-cell office:value-type="string">
                <text:p>results20_20_1_10000_10</text:p>
              </table:table-cell>
              <table:table-cell office:value-type="float" office:value="6853">
                <text:p>6853</text:p>
              </table:table-cell>
              <table:table-cell office:value-type="float" office:value="2683.697832">
                <text:p>2683.697832</text:p>
              </table:table-cell>
            </table:table-row>
            <table:table-row>
              <table:table-cell office:value-type="string">
                <text:p>results25_25_1_10000_10</text:p>
              </table:table-cell>
              <table:table-cell office:value-type="float" office:value="7450.84">
                <text:p>7450.84</text:p>
              </table:table-cell>
              <table:table-cell office:value-type="float" office:value="2737.132306">
                <text:p>2737.132306</text:p>
              </table:table-cell>
            </table:table-row>
            <table:table-row>
              <table:table-cell office:value-type="string">
                <text:p>results30_30_1_10000_10</text:p>
              </table:table-cell>
              <table:table-cell office:value-type="float" office:value="6851.732">
                <text:p>6851.732</text:p>
              </table:table-cell>
              <table:table-cell office:value-type="float" office:value="2656.666929">
                <text:p>2656.666929</text:p>
              </table:table-cell>
            </table:table-row>
            <table:table-row>
              <table:table-cell office:value-type="string">
                <text:p>results35_35_1_10000_10</text:p>
              </table:table-cell>
              <table:table-cell office:value-type="float" office:value="7611.806">
                <text:p>7611.806</text:p>
              </table:table-cell>
              <table:table-cell office:value-type="float" office:value="2680.573681">
                <text:p>2680.573681</text:p>
              </table:table-cell>
            </table:table-row>
            <table:table-row>
              <table:table-cell office:value-type="string">
                <text:p>results40_40_1_10000_10</text:p>
              </table:table-cell>
              <table:table-cell office:value-type="float" office:value="6443.748">
                <text:p>6443.748</text:p>
              </table:table-cell>
              <table:table-cell office:value-type="float" office:value="2735.766887">
                <text:p>2735.766887</text:p>
              </table:table-cell>
            </table:table-row>
            <table:table-row>
              <table:table-cell office:value-type="string">
                <text:p>results45_45_1_10000_10</text:p>
              </table:table-cell>
              <table:table-cell office:value-type="float" office:value="7644.616">
                <text:p>7644.616</text:p>
              </table:table-cell>
              <table:table-cell office:value-type="float" office:value="2757.557323">
                <text:p>2757.557323</text:p>
              </table:table-cell>
            </table:table-row>
            <table:table-row>
              <table:table-cell office:value-type="string">
                <text:p>results50_50_1_10000_10</text:p>
              </table:table-cell>
              <table:table-cell office:value-type="float" office:value="6524.752">
                <text:p>6524.752</text:p>
              </table:table-cell>
              <table:table-cell office:value-type="float" office:value="2860.408897">
                <text:p>2860.408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Tron</text:p>
        </chart:title>
        <chart:legend chart:legend-position="end" svg:x="13.492cm" svg:y="3.952cm" style:legend-expansion="high" chart:style-name="ch3"/>
        <chart:plot-area chart:style-name="ch4" table:cell-range-address="Sheet1.A11:Sheet1.C17" chart:data-source-has-labels="both" svg:x="0.77cm" svg:y="1.635cm" svg:width="12.082cm" svg:height="6.765cm">
          <chartooo:coordinate-region svg:x="2.675cm" svg:y="1.835cm" svg:width="9.814cm" svg:height="5.52cm"/>
          <chart:axis chart:dimension="x" chart:name="primary-x" chart:style-name="ch5" chartooo:axis-type="auto">
            <chartooo:date-scale/>
            <chart:categories table:cell-range-address="Sheet1.A12:Sheet1.A1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17" chart:label-cell-address="Sheet1.B11:Sheet1.B11" chart:class="chart:line">
            <chart:data-point chart:repeated="6"/>
          </chart:series>
          <chart:series chart:style-name="ch8" chart:values-cell-range-address="Sheet1.C12:Sheet1.C17" chart:label-cell-address="Sheet1.C11:Sheet1.C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B11:Sheet1.B11</svg:desc>
                </draw:g>
              </table:table-cell>
              <table:table-cell office:value-type="string">
                <text:p>STDEV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ults50_50_0_10000_1</text:p>
                <draw:g>
                  <svg:desc>Sheet1.A12:Sheet1.A17</svg:desc>
                </draw:g>
              </table:table-cell>
              <table:table-cell office:value-type="float" office:value="6.248">
                <text:p>6.248</text:p>
                <draw:g>
                  <svg:desc>Sheet1.B12:Sheet1.B17</svg:desc>
                </draw:g>
              </table:table-cell>
              <table:table-cell office:value-type="float" office:value="3.22529">
                <text:p>3.22529</text:p>
                <draw:g>
                  <svg:desc>Sheet1.C12:Sheet1.C17</svg:desc>
                </draw:g>
              </table:table-cell>
            </table:table-row>
            <table:table-row>
              <table:table-cell office:value-type="string">
                <text:p>results50_50_0_10000_10</text:p>
              </table:table-cell>
              <table:table-cell office:value-type="float" office:value="9886.336">
                <text:p>9886.336</text:p>
              </table:table-cell>
              <table:table-cell office:value-type="float" office:value="742.102814">
                <text:p>742.102814</text:p>
              </table:table-cell>
            </table:table-row>
            <table:table-row>
              <table:table-cell office:value-type="string">
                <text:p>results50_50_0_10000_20</text:p>
              </table:table-cell>
              <table:table-cell office:value-type="float" office:value="9771.748">
                <text:p>9771.748</text:p>
              </table:table-cell>
              <table:table-cell office:value-type="float" office:value="1104.612783">
                <text:p>1104.612783</text:p>
              </table:table-cell>
            </table:table-row>
            <table:table-row>
              <table:table-cell office:value-type="string">
                <text:p>results50_50_0_10000_30</text:p>
              </table:table-cell>
              <table:table-cell office:value-type="float" office:value="9848.744">
                <text:p>9848.744</text:p>
              </table:table-cell>
              <table:table-cell office:value-type="float" office:value="933.992573">
                <text:p>933.992573</text:p>
              </table:table-cell>
            </table:table-row>
            <table:table-row>
              <table:table-cell office:value-type="string">
                <text:p>results50_50_0_10000_40</text:p>
              </table:table-cell>
              <table:table-cell office:value-type="float" office:value="9854.798">
                <text:p>9854.798</text:p>
              </table:table-cell>
              <table:table-cell office:value-type="float" office:value="877.800935">
                <text:p>877.800935</text:p>
              </table:table-cell>
            </table:table-row>
            <table:table-row>
              <table:table-cell office:value-type="string">
                <text:p>results50_50_0_10000_50</text:p>
              </table:table-cell>
              <table:table-cell office:value-type="float" office:value="9847.808">
                <text:p>9847.808</text:p>
              </table:table-cell>
              <table:table-cell office:value-type="float" office:value="812.848559">
                <text:p>812.8485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76cm" svg:y="0.316cm" chart:style-name="ch2">
          <text:p>Critters</text:p>
        </chart:title>
        <chart:legend chart:legend-position="end" svg:x="13.492cm" svg:y="3.952cm" style:legend-expansion="high" chart:style-name="ch3"/>
        <chart:plot-area chart:style-name="ch4" table:cell-range-address="Sheet1.A18:Sheet1.C24" chart:data-source-has-labels="both" svg:x="0.77cm" svg:y="1.635cm" svg:width="12.082cm" svg:height="6.765cm">
          <chartooo:coordinate-region svg:x="2.675cm" svg:y="1.835cm" svg:width="9.814cm" svg:height="5.52cm"/>
          <chart:axis chart:dimension="x" chart:name="primary-x" chart:style-name="ch5" chartooo:axis-type="auto">
            <chartooo:date-scale/>
            <chart:categories table:cell-range-address="Sheet1.A19:Sheet1.A2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4" chart:label-cell-address="Sheet1.B18:Sheet1.B18" chart:class="chart:line">
            <chart:data-point chart:repeated="6"/>
          </chart:series>
          <chart:series chart:style-name="ch8" chart:values-cell-range-address="Sheet1.C19:Sheet1.C24" chart:label-cell-address="Sheet1.C18:Sheet1.C1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B18:Sheet1.B18</svg:desc>
                </draw:g>
              </table:table-cell>
              <table:table-cell office:value-type="string">
                <text:p>STDEV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ults50_50_1_10000_1</text:p>
                <draw:g>
                  <svg:desc>Sheet1.A19:Sheet1.A24</svg:desc>
                </draw:g>
              </table:table-cell>
              <table:table-cell office:value-type="float" office:value="6764.498">
                <text:p>6764.498</text:p>
                <draw:g>
                  <svg:desc>Sheet1.B19:Sheet1.B24</svg:desc>
                </draw:g>
              </table:table-cell>
              <table:table-cell office:value-type="float" office:value="2818.557021">
                <text:p>2818.557021</text:p>
                <draw:g>
                  <svg:desc>Sheet1.C19:Sheet1.C24</svg:desc>
                </draw:g>
              </table:table-cell>
            </table:table-row>
            <table:table-row>
              <table:table-cell office:value-type="string">
                <text:p>results50_50_1_10000_10</text:p>
              </table:table-cell>
              <table:table-cell office:value-type="float" office:value="6524.752">
                <text:p>6524.752</text:p>
              </table:table-cell>
              <table:table-cell office:value-type="float" office:value="2860.408897">
                <text:p>2860.408897</text:p>
              </table:table-cell>
            </table:table-row>
            <table:table-row>
              <table:table-cell office:value-type="string">
                <text:p>results50_50_1_10000_20</text:p>
              </table:table-cell>
              <table:table-cell office:value-type="float" office:value="6568.242">
                <text:p>6568.242</text:p>
              </table:table-cell>
              <table:table-cell office:value-type="float" office:value="2779.715786">
                <text:p>2779.715786</text:p>
              </table:table-cell>
            </table:table-row>
            <table:table-row>
              <table:table-cell office:value-type="string">
                <text:p>results50_50_1_10000_30</text:p>
              </table:table-cell>
              <table:table-cell office:value-type="float" office:value="6498.464">
                <text:p>6498.464</text:p>
              </table:table-cell>
              <table:table-cell office:value-type="float" office:value="2800.097598">
                <text:p>2800.097598</text:p>
              </table:table-cell>
            </table:table-row>
            <table:table-row>
              <table:table-cell office:value-type="string">
                <text:p>results50_50_1_10000_40</text:p>
              </table:table-cell>
              <table:table-cell office:value-type="float" office:value="6730.796">
                <text:p>6730.796</text:p>
              </table:table-cell>
              <table:table-cell office:value-type="float" office:value="2751.210514">
                <text:p>2751.210514</text:p>
              </table:table-cell>
            </table:table-row>
            <table:table-row>
              <table:table-cell office:value-type="string">
                <text:p>results50_50_1_10000_50</text:p>
              </table:table-cell>
              <table:table-cell office:value-type="float" office:value="6546.426">
                <text:p>6546.426</text:p>
              </table:table-cell>
              <table:table-cell office:value-type="float" office:value="2658.289416">
                <text:p>2658.289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Tron vs Critters</text:p>
        </chart:title>
        <chart:legend chart:legend-position="end" svg:x="12.275cm" svg:y="3.454cm" style:legend-expansion="high" chart:style-name="ch3"/>
        <chart:plot-area chart:style-name="ch4" table:cell-range-address="Sheet1.A28:Sheet1.E34" chart:data-source-has-labels="both" svg:x="0.77cm" svg:y="1.635cm" svg:width="10.865cm" svg:height="6.765cm">
          <chartooo:coordinate-region svg:x="1.947cm" svg:y="1.835cm" svg:width="9.501cm" svg:height="5.918cm"/>
          <chart:axis chart:dimension="x" chart:name="primary-x" chart:style-name="ch5" chartooo:axis-type="auto">
            <chartooo:date-scale/>
            <chart:categories table:cell-range-address="Sheet1.A29:Sheet1.A3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4" chart:label-cell-address="Sheet1.B28:Sheet1.B28" chart:class="chart:line">
            <chart:data-point chart:repeated="6"/>
          </chart:series>
          <chart:series chart:style-name="ch8" chart:values-cell-range-address="Sheet1.C29:Sheet1.C34" chart:label-cell-address="Sheet1.C28:Sheet1.C28" chart:class="chart:line">
            <chart:data-point chart:repeated="6"/>
          </chart:series>
          <chart:series chart:style-name="ch9" chart:values-cell-range-address="Sheet1.D29:Sheet1.D34" chart:label-cell-address="Sheet1.D28:Sheet1.D28" chart:class="chart:line">
            <chart:data-point chart:repeated="6"/>
          </chart:series>
          <chart:series chart:style-name="ch10" chart:values-cell-range-address="Sheet1.E29:Sheet1.E34" chart:label-cell-address="Sheet1.E28:Sheet1.E2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on Mean</text:p>
                <draw:g>
                  <svg:desc>Sheet1.B28:Sheet1.B28</svg:desc>
                </draw:g>
              </table:table-cell>
              <table:table-cell office:value-type="string">
                <text:p>Tron STDEV</text:p>
                <draw:g>
                  <svg:desc>Sheet1.C28:Sheet1.C28</svg:desc>
                </draw:g>
              </table:table-cell>
              <table:table-cell office:value-type="string">
                <text:p>Critters Mean</text:p>
                <draw:g>
                  <svg:desc>Sheet1.D28:Sheet1.D28</svg:desc>
                </draw:g>
              </table:table-cell>
              <table:table-cell office:value-type="string">
                <text:p>Critters STDEV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9:Sheet1.A34</svg:desc>
                </draw:g>
              </table:table-cell>
              <table:table-cell office:value-type="float" office:value="6764.498">
                <text:p>6764.498</text:p>
                <draw:g>
                  <svg:desc>Sheet1.B29:Sheet1.B34</svg:desc>
                </draw:g>
              </table:table-cell>
              <table:table-cell office:value-type="float" office:value="2818.557021">
                <text:p>2818.557021</text:p>
                <draw:g>
                  <svg:desc>Sheet1.C29:Sheet1.C34</svg:desc>
                </draw:g>
              </table:table-cell>
              <table:table-cell office:value-type="float" office:value="6.248">
                <text:p>6.248</text:p>
                <draw:g>
                  <svg:desc>Sheet1.D29:Sheet1.D34</svg:desc>
                </draw:g>
              </table:table-cell>
              <table:table-cell office:value-type="float" office:value="3.22529">
                <text:p>3.22529</text:p>
                <draw:g>
                  <svg:desc>Sheet1.E29:Sheet1.E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24.752">
                <text:p>6524.752</text:p>
              </table:table-cell>
              <table:table-cell office:value-type="float" office:value="2860.408897">
                <text:p>2860.408897</text:p>
              </table:table-cell>
              <table:table-cell office:value-type="float" office:value="9886.336">
                <text:p>9886.336</text:p>
              </table:table-cell>
              <table:table-cell office:value-type="float" office:value="742.102814">
                <text:p>742.1028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68.242">
                <text:p>6568.242</text:p>
              </table:table-cell>
              <table:table-cell office:value-type="float" office:value="2779.715786">
                <text:p>2779.715786</text:p>
              </table:table-cell>
              <table:table-cell office:value-type="float" office:value="9771.748">
                <text:p>9771.748</text:p>
              </table:table-cell>
              <table:table-cell office:value-type="float" office:value="1104.612783">
                <text:p>1104.6127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98.464">
                <text:p>6498.464</text:p>
              </table:table-cell>
              <table:table-cell office:value-type="float" office:value="2800.097598">
                <text:p>2800.097598</text:p>
              </table:table-cell>
              <table:table-cell office:value-type="float" office:value="9848.744">
                <text:p>9848.744</text:p>
              </table:table-cell>
              <table:table-cell office:value-type="float" office:value="933.992573">
                <text:p>933.9925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30.796">
                <text:p>6730.796</text:p>
              </table:table-cell>
              <table:table-cell office:value-type="float" office:value="2751.210514">
                <text:p>2751.210514</text:p>
              </table:table-cell>
              <table:table-cell office:value-type="float" office:value="9854.798">
                <text:p>9854.798</text:p>
              </table:table-cell>
              <table:table-cell office:value-type="float" office:value="877.800935">
                <text:p>877.8009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46.426">
                <text:p>6546.426</text:p>
              </table:table-cell>
              <table:table-cell office:value-type="float" office:value="2658.289416">
                <text:p>2658.289416</text:p>
              </table:table-cell>
              <table:table-cell office:value-type="float" office:value="9847.808">
                <text:p>9847.808</text:p>
              </table:table-cell>
              <table:table-cell office:value-type="float" office:value="812.848559">
                <text:p>812.8485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